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licationRewriter.move( File parentDir , String srcDir , String destDirOrig , Log log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WebApplicationRewriter.shieldWebapp( File webInfDir , Log log , boolean useShieldingRepository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">
            <text:p text:style-name="Table_20_Contents">4</text:p>
          </table:table-cell>
          <table:table-cell office:value-type="float" office:value="80">
            <text:p text:style-name="Table_20_Contents">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